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a820a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0pt" fo:font-weight="bold" style:font-size-asian="150pt" style:font-weight-asian="bold" style:font-size-complex="150pt" style:font-weight-complex="bold"/>
    </style:style>
    <style:style style:name="T1" style:family="text">
      <style:text-properties fo:font-size="150pt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7.701cm" svg:height="7.701cm" svg:x="6.349cm" svg:y="2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701cm" svg:height="7.701cm" svg:x="6.048cm" svg:y="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741cm" svg:height="7.741cm" svg:x="6.048cm" svg:y="1.891cm">
          <text:p/>
          <draw:enhanced-geometry svg:viewBox="0 0 21600 21600" draw:type="block-arc" draw:modifiers="124.735280877228 8314.32030076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4" draw:text-style-name="P2" draw:layer="layout" svg:width="3.444cm" svg:height="6.165cm" svg:x="7.978cm" svg:y="2.716cm">
          <draw:text-box>
            <text:p><text:span text:style-name="T1">1</text:span></text:p>
          </draw:text-box>
        </draw:frame>
        <draw:custom-shape draw:style-name="gr1" draw:text-style-name="P1" draw:layer="layout" svg:width="7.701cm" svg:height="7.701cm" svg:x="6.23cm" svg:y="20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701cm" svg:height="7.701cm" svg:x="5.929cm" svg:y="19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-7.741cm" svg:height="-7.741cm" svg:x="13.669cm" svg:y="27.662cm">
          <text:p/>
          <draw:enhanced-geometry svg:viewBox="0 0 21600 21600" draw:mirror-horizontal="true" draw:type="block-arc" draw:modifiers="124.735280877228 8314.32030076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4" draw:text-style-name="P2" draw:layer="layout" svg:width="3.444cm" svg:height="6.165cm" svg:x="8.259cm" svg:y="20.743cm">
          <draw:text-box>
            <text:p><text:span text:style-name="T1">3</text:span></text:p>
          </draw:text-box>
        </draw:frame>
        <draw:custom-shape draw:style-name="gr1" draw:text-style-name="P1" draw:layer="layout" svg:width="7.701cm" svg:height="7.701cm" svg:x="6.23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701cm" svg:height="7.701cm" svg:x="5.929cm" svg:y="10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741cm" svg:height="7.741cm" draw:transform="rotate (1.5707963267949) translate (5.928cm 18.3cm)">
          <text:p/>
          <draw:enhanced-geometry svg:viewBox="0 0 21600 21600" draw:mirror-horizontal="true" draw:type="block-arc" draw:modifiers="-156.120719400845 8387.6232525698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7.741cm" svg:height="7.741cm" draw:transform="rotate (1.5707963267949) translate (5.931cm 18.331cm)">
          <text:p/>
          <draw:enhanced-geometry svg:viewBox="0 0 21600 21600" draw:mirror-horizontal="false" draw:type="block-arc" draw:modifiers="-156.120719400845 8387.6232525698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1-15T10:48:03</meta:creation-date>
    <dc:date>2011-11-13T21:24:10</dc:date>
    <meta:editing-duration>PT2H9M54S</meta:editing-duration>
    <meta:editing-cycles>2</meta:editing-cycles>
    <meta:generator>LibreOffice/3.4$Unix LibreOffice_project/340m1$Build-1206</meta:generator>
    <dc:creator>Andres Quast</dc:creator>
    <meta:document-statistic meta:object-count="12"/>
  </office:meta>
</office:document-meta>
</file>